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color="#0084d1" fo:font-size="10pt" fo:font-style="normal" fo:text-shadow="none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84d1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83cm" svg:height="1.035cm" svg:x="22.59cm" svg:y="13.554cm">
          <text:p text:style-name="P1">metaches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608cm" svg:height="4.572cm" svg:x="28.793cm" svg:y="14.843cm">
          <text:p text:style-name="P1">Node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608cm" svg:height="4.445cm" svg:x="27.015cm" svg:y="6.588cm">
          <text:p text:style-name="P1">Node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5.608cm" svg:height="5.742cm" svg:x="11.144cm" svg:y="18.626cm">
          <text:p text:style-name="P1">Node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3cm" svg:height="1.035cm" svg:x="15.462cm" svg:y="21.574cm">
          <text:p text:style-name="P1">fac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3cm" svg:height="1.036cm" svg:x="15.462cm" svg:y="23.035cm">
          <text:p text:style-name="P1">Nagios plugin</text:p>
          <text:p text:style-name="P1">scrip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3cm" svg:height="1.035cm" svg:x="26.53cm" svg:y="6.846cm">
          <text:p text:style-name="P1">ches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2.683cm" svg:height="1.035cm" svg:x="26.529cm" svg:y="6.844cm">
          <text:p text:style-name="P1">ches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2cm" svg:height="1.035cm" svg:x="28.394cm" svg:y="16.662cm">
          <text:p text:style-name="P1">ne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2cm" svg:height="1.036cm" svg:x="28.394cm" svg:y="18.123cm">
          <text:p text:style-name="P1">Nagi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3cm" svg:height="1.035cm" svg:x="28.394cm" svg:y="15.095cm">
          <text:p text:style-name="P1">ches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2cm" svg:height="1.035cm" svg:x="28.393cm" svg:y="16.66cm">
          <text:p text:style-name="P1">ne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2cm" svg:height="1.036cm" svg:x="28.393cm" svg:y="18.121cm">
          <text:p text:style-name="P1">Nagio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2.683cm" svg:height="1.035cm" svg:x="28.396cm" svg:y="15.097cm">
          <text:p text:style-name="P1">ches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2.683cm" svg:height="1.035cm" svg:x="15.335cm" svg:y="18.907cm">
          <text:p text:style-name="P1">REST ap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3cm" svg:height="1.035cm" svg:x="15.462cm" svg:y="20.177cm">
          <text:p text:style-name="P1">Puppet ag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2.683cm" svg:height="1.035cm" svg:x="21.701cm" svg:y="14.189cm">
          <text:p text:style-name="P1">metaches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.683cm" svg:height="1.035cm" svg:x="26.543cm" svg:y="8.347cm">
          <text:p text:style-name="P1">ches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standard" draw:text-style-name="P2" draw:layer="layout" svg:x1="24.384cm" svg:y1="14.707cm" svg:x2="28.396cm" svg:y2="15.614cm" draw:start-shape="id1" draw:start-glue-point="7" draw:end-shape="id2" svg:d="m24384 14707h2006v907h2006">
          <text:p/>
        </draw:connector>
        <draw:connector draw:style-name="standard" draw:text-style-name="P2" draw:layer="layout" svg:x1="23.043cm" svg:y1="15.224cm" svg:x2="16.677cm" svg:y2="18.907cm" draw:start-shape="id1" draw:start-glue-point="6" draw:end-shape="id3" draw:end-glue-point="4" svg:d="m23043 15224v1841h-6366v1842">
          <text:p/>
        </draw:connector>
        <draw:connector draw:style-name="standard" draw:text-style-name="P2" draw:layer="layout" svg:x1="23.043cm" svg:y1="14.189cm" svg:x2="26.529cm" svg:y2="7.362cm" draw:start-shape="id1" draw:start-glue-point="4" draw:end-shape="id4" draw:end-glue-point="5" svg:d="m23043 14189v-6827h3486">
          <text:p/>
        </draw:connector>
        <draw:connector draw:style-name="gr2" draw:text-style-name="P2" draw:layer="layout" draw:type="curve" svg:x1="23.043cm" svg:y1="14.189cm" svg:x2="26.529cm" svg:y2="7.362cm" draw:start-shape="id1" draw:start-glue-point="4" draw:end-shape="id4" draw:end-glue-point="5" svg:d="m23043 14189c0-4552 1162-6827 3486-6827">
          <text:p/>
        </draw:connector>
        <draw:connector draw:style-name="gr2" draw:text-style-name="P2" draw:layer="layout" draw:type="curve" svg:x1="24.384cm" svg:y1="14.707cm" svg:x2="28.396cm" svg:y2="15.615cm" draw:start-shape="id1" draw:start-glue-point="7" draw:end-shape="id2" draw:end-glue-point="5" svg:d="m24384 14707c3009 0 1003 908 4012 908">
          <text:p/>
        </draw:connector>
        <draw:connector draw:style-name="gr2" draw:text-style-name="P2" draw:layer="layout" draw:type="curve" svg:x1="23.043cm" svg:y1="15.224cm" svg:x2="16.677cm" svg:y2="18.907cm" draw:start-shape="id1" draw:start-glue-point="6" draw:end-shape="id3" draw:end-glue-point="4" svg:d="m23043 15224c0 2761-6366 920-6366 3683">
          <text:p/>
        </draw:connector>
        <draw:custom-shape draw:style-name="gr1" draw:text-style-name="P1" xml:id="id8" draw:id="id8" draw:layer="layout" svg:width="2.683cm" svg:height="1.035cm" svg:x="22.066cm" svg:y="13.827cm">
          <text:p text:style-name="P1">metaches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2.683cm" svg:height="1.035cm" svg:x="21.7cm" svg:y="14.188cm">
          <text:p text:style-name="P1">metaches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.14cm" svg:height="1.626cm" draw:transform="skewX (-0.000698131700797654) rotate (-1.06534897541734) translate (6.868cm 5.83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5" draw:id="id5" draw:layer="layout" svg:width="2.14cm" svg:height="1.209cm" draw:transform="skewX (-0.733212818762818) rotate (-1.06534897541734) translate (7.414cm 4.4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8.185cm" svg:y1="7.049cm" svg:x2="21.7cm" svg:y2="14.706cm" draw:start-shape="id5" draw:start-glue-point="1" draw:end-shape="id6" draw:end-glue-point="5" svg:d="m8185 7049c11161 0 4404 7657 13515 7657">
          <text:p/>
        </draw:connector>
        <draw:custom-shape draw:style-name="gr1" draw:text-style-name="P1" xml:id="id7" draw:id="id7" draw:layer="layout" svg:width="2.683cm" svg:height="1.035cm" svg:x="11.922cm" svg:y="1.508cm">
          <text:p text:style-name="P1">dashboa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2.683cm" svg:height="1.035cm" svg:x="17.637cm" svg:y="3.286cm">
          <text:p text:style-name="P1">dashboar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13.264cm" svg:y1="2.543cm" svg:x2="23.408cm" svg:y2="13.827cm" draw:start-shape="id7" draw:start-glue-point="6" draw:end-shape="id8" draw:end-glue-point="4" svg:d="m13264 2543c0 8463 10144 2821 10144 11284">
          <text:p/>
        </draw:connector>
        <draw:connector draw:style-name="gr2" draw:text-style-name="P2" draw:layer="layout" draw:type="curve" svg:x1="18.979cm" svg:y1="4.321cm" svg:x2="23.932cm" svg:y2="13.554cm" draw:start-shape="id9" draw:start-glue-point="6" draw:end-shape="id10" draw:end-glue-point="4" svg:d="m18979 4321c0 6924 4953 2308 4953 9233">
          <text:p/>
        </draw:connector>
        <draw:frame draw:style-name="gr5" draw:text-style-name="P3" draw:layer="layout" svg:width="4.744cm" svg:height="0.645cm" svg:x="10.552cm" svg:y="9.626cm">
          <draw:text-box>
            <text:p text:style-name="P3">curl http://metacheso.x/...</text:p>
          </draw:text-box>
        </draw:frame>
        <draw:frame draw:style-name="gr5" draw:text-style-name="P3" draw:layer="layout" svg:width="7.267cm" svg:height="0.645cm" svg:x="11.64cm" svg:y="5.191cm">
          <draw:text-box>
            <text:p text:style-name="P3">node dashboard -p 8888 dashboard.json</text:p>
          </draw:text-box>
        </draw:frame>
        <draw:connector draw:style-name="gr2" draw:text-style-name="P2" draw:layer="layout" draw:type="curve" svg:x1="13.264cm" svg:y1="2.543cm" svg:x2="18.979cm" svg:y2="3.286cm" draw:start-shape="id7" draw:start-glue-point="6" draw:end-shape="id9" draw:end-glue-point="4" svg:d="m13264 2543c0 751 2857 501 2857 371s2858-381 2858 3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Gstoehl</meta:initial-creator>
    <meta:creation-date>2013-01-23T23:23:23</meta:creation-date>
    <dc:date>2013-01-23T23:54:27</dc:date>
    <dc:creator>Robert Gstoehl</dc:creator>
    <meta:editing-duration>PT15M54S</meta:editing-duration>
    <meta:editing-cycles>2</meta:editing-cycles>
    <meta:generator>LibreOffice/3.5$Linux_X86_64 LibreOffice_project/350m1$Build-2</meta:generator>
    <meta:document-statistic meta:object-count="36"/>
  </office:meta>
</office:document-meta>
</file>